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841D82B1F57476B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3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T4" style:family="text">
      <style:text-properties officeooo:rsid="000dc9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3">2. </text:p>
      <text:p text:style-name="P3">3. </text:p>
      <text:p text:style-name="P3">4. </text:p>
      <text:p text:style-name="P3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2"/>
      <text:p text:style-name="P1">8. </text:p>
      <text:p text:style-name="P1">9. </text:p>
      <text:p text:style-name="P1">10. </text:p>
      <text:p text:style-name="P1">11. </text:p>
      <text:p text:style-name="P1"/>
      <text:p text:style-name="P1">12. <text:span text:style-name="T4">Este año, los tres reyes <text:s/>estamos muy orgullosos de ti por haberlo hecho tambien en</text:span> </text:p>
      <text:p text:style-name="P1">13. </text:p>
      <text:p text:style-name="P1">14. </text:p>
      <text:p text:style-name="P1"/>
      <text:p text:style-name="P1">15. </text:p>
      <text:p text:style-name="P1">16. </text:p>
      <text:p text:style-name="P1">17.</text:p>
      <text:p text:style-name="P1"/>
      <text:p text:style-name="P1">18. </text:p>
      <text:p text:style-name="P1">19. </text:p>
      <text:p text:style-name="P1">20. </text:p>
      <text:p text:style-name="P1"><text:soft-page-break/></text:p>
      <text:p text:style-name="P4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841D82B1F57476B2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15:12.132893158</dc:date>
    <meta:editing-cycles>9</meta:editing-cycles>
    <meta:editing-duration>PT8H15S</meta:editing-duration>
    <meta:document-statistic meta:table-count="0" meta:image-count="1" meta:object-count="0" meta:page-count="2" meta:paragraph-count="21" meta:word-count="53" meta:character-count="247" meta:non-whitespace-character-count="194"/>
    <meta:template xlink:type="simple" xlink:actuate="onRequest" xlink:title="" xlink:href="Normal.dotm"/>
  </office:meta>
</office:document-meta>
</file>